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width="0.102cm" svg:stroke-color="#00008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width="0.102cm" svg:stroke-color="#00000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80008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8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2.27cm" svg:x2="4.81cm" svg:y2="2.27cm">
          <text:p/>
        </draw:line>
        <draw:frame draw:style-name="gr2" draw:layer="layout" svg:width="0.955cm" svg:height="1.064cm" svg:x="6.345cm" svg:y="2.27cm">
          <draw:text-box>
            <text:p>b</text:p>
          </draw:text-box>
        </draw:frame>
        <draw:line draw:style-name="gr1" draw:text-style-name="P1" draw:layer="layout" svg:x1="5.47cm" svg:y1="2.27cm" svg:x2="8.01cm" svg:y2="2.27cm">
          <text:p/>
        </draw:line>
        <draw:line draw:style-name="gr1" draw:text-style-name="P1" draw:layer="layout" svg:x1="3.87cm" svg:y1="2.87cm" svg:x2="6.41cm" svg:y2="2.87cm">
          <text:p/>
        </draw:line>
        <draw:line draw:style-name="gr1" draw:text-style-name="P1" draw:layer="layout" svg:x1="7.07cm" svg:y1="2.87cm" svg:x2="9.61cm" svg:y2="2.87cm">
          <text:p/>
        </draw:line>
        <draw:line draw:style-name="gr1" draw:text-style-name="P1" draw:layer="layout" svg:x1="3.87cm" svg:y1="3.47cm" svg:x2="6.41cm" svg:y2="3.47cm">
          <text:p/>
        </draw:line>
        <draw:line draw:style-name="gr1" draw:text-style-name="P1" draw:layer="layout" svg:x1="7.07cm" svg:y1="3.47cm" svg:x2="9.61cm" svg:y2="3.47cm">
          <text:p/>
        </draw:line>
        <draw:line draw:style-name="gr1" draw:text-style-name="P1" draw:layer="layout" svg:x1="5.47cm" svg:y1="4.07cm" svg:x2="8.01cm" svg:y2="4.07cm">
          <text:p/>
        </draw:line>
        <draw:line draw:style-name="gr1" draw:text-style-name="P1" draw:layer="layout" svg:x1="8.67cm" svg:y1="4.07cm" svg:x2="11.21cm" svg:y2="4.07cm">
          <text:p/>
        </draw:line>
        <draw:line draw:style-name="gr1" draw:text-style-name="P1" draw:layer="layout" svg:x1="3.87cm" svg:y1="4.67cm" svg:x2="6.41cm" svg:y2="4.67cm">
          <text:p/>
        </draw:line>
        <draw:line draw:style-name="gr1" draw:text-style-name="P1" draw:layer="layout" svg:x1="7.07cm" svg:y1="4.67cm" svg:x2="9.61cm" svg:y2="4.67cm">
          <text:p/>
        </draw:line>
        <draw:line draw:style-name="gr1" draw:text-style-name="P1" draw:layer="layout" svg:x1="2.27cm" svg:y1="5.27cm" svg:x2="4.81cm" svg:y2="5.27cm">
          <text:p/>
        </draw:line>
        <draw:line draw:style-name="gr1" draw:text-style-name="P1" draw:layer="layout" svg:x1="5.47cm" svg:y1="5.27cm" svg:x2="8.01cm" svg:y2="5.27cm">
          <text:p/>
        </draw:line>
        <draw:line draw:style-name="gr1" draw:text-style-name="P1" draw:layer="layout" svg:x1="3.87cm" svg:y1="5.87cm" svg:x2="6.41cm" svg:y2="5.87cm">
          <text:p/>
        </draw:line>
        <draw:line draw:style-name="gr1" draw:text-style-name="P1" draw:layer="layout" svg:x1="7.07cm" svg:y1="5.87cm" svg:x2="9.61cm" svg:y2="5.87cm">
          <text:p/>
        </draw:line>
        <draw:line draw:style-name="gr1" draw:text-style-name="P1" draw:layer="layout" svg:x1="5.47cm" svg:y1="6.47cm" svg:x2="8.01cm" svg:y2="6.47cm">
          <text:p/>
        </draw:line>
        <draw:line draw:style-name="gr1" draw:text-style-name="P1" draw:layer="layout" svg:x1="8.67cm" svg:y1="6.47cm" svg:x2="11.21cm" svg:y2="6.47cm">
          <text:p/>
        </draw:line>
        <draw:line draw:style-name="gr1" draw:text-style-name="P1" draw:layer="layout" svg:x1="7.07cm" svg:y1="7.07cm" svg:x2="9.61cm" svg:y2="7.07cm">
          <text:p/>
        </draw:line>
        <draw:line draw:style-name="gr1" draw:text-style-name="P1" draw:layer="layout" svg:x1="10.27cm" svg:y1="7.07cm" svg:x2="12.81cm" svg:y2="7.07cm">
          <text:p/>
        </draw:line>
        <draw:line draw:style-name="gr1" draw:text-style-name="P1" draw:layer="layout" svg:x1="3.87cm" svg:y1="7.67cm" svg:x2="6.41cm" svg:y2="7.67cm">
          <text:p/>
        </draw:line>
        <draw:line draw:style-name="gr1" draw:text-style-name="P1" draw:layer="layout" svg:x1="7.07cm" svg:y1="7.67cm" svg:x2="9.61cm" svg:y2="7.67cm">
          <text:p/>
        </draw:line>
        <draw:line draw:style-name="gr1" draw:text-style-name="P1" draw:layer="layout" svg:x1="3.87cm" svg:y1="8.27cm" svg:x2="6.41cm" svg:y2="8.27cm">
          <text:p/>
        </draw:line>
        <draw:line draw:style-name="gr1" draw:text-style-name="P1" draw:layer="layout" svg:x1="7.07cm" svg:y1="8.27cm" svg:x2="9.61cm" svg:y2="8.27cm">
          <text:p/>
        </draw:line>
        <draw:line draw:style-name="gr1" draw:text-style-name="P1" draw:layer="layout" svg:x1="2.27cm" svg:y1="8.87cm" svg:x2="4.81cm" svg:y2="8.87cm">
          <text:p/>
        </draw:line>
        <draw:line draw:style-name="gr1" draw:text-style-name="P1" draw:layer="layout" svg:x1="5.47cm" svg:y1="8.87cm" svg:x2="8.01cm" svg:y2="8.87cm">
          <text:p/>
        </draw:line>
        <draw:frame draw:style-name="gr2" draw:layer="layout" svg:width="0.922cm" svg:height="1.064cm" svg:x="6.346cm" svg:y="2.87cm">
          <draw:text-box>
            <text:p>c</text:p>
          </draw:text-box>
        </draw:frame>
        <draw:frame draw:style-name="gr2" draw:layer="layout" svg:width="0.955cm" svg:height="1.064cm" svg:x="7.847cm" svg:y="3.47cm">
          <draw:text-box>
            <text:p>d</text:p>
          </draw:text-box>
        </draw:frame>
        <draw:frame draw:style-name="gr2" draw:layer="layout" svg:width="0.955cm" svg:height="1.064cm" svg:x="6.248cm" svg:y="4.07cm">
          <draw:text-box>
            <text:p>e</text:p>
          </draw:text-box>
        </draw:frame>
        <draw:frame draw:style-name="gr2" draw:layer="layout" svg:width="0.782cm" svg:height="1.064cm" svg:x="4.649cm" svg:y="4.67cm">
          <draw:text-box>
            <text:p>f</text:p>
          </draw:text-box>
        </draw:frame>
        <draw:frame draw:style-name="gr2" draw:layer="layout" svg:width="0.955cm" svg:height="1.064cm" svg:x="6.25cm" svg:y="5.27cm">
          <draw:text-box>
            <text:p>g</text:p>
          </draw:text-box>
        </draw:frame>
        <draw:frame draw:style-name="gr2" draw:layer="layout" svg:width="0.955cm" svg:height="1.064cm" svg:x="7.851cm" svg:y="5.87cm">
          <draw:text-box>
            <text:p>h</text:p>
          </draw:text-box>
        </draw:frame>
        <draw:frame draw:style-name="gr2" draw:layer="layout" svg:width="0.744cm" svg:height="1.064cm" svg:x="9.452cm" svg:y="6.47cm">
          <draw:text-box>
            <text:p>i</text:p>
          </draw:text-box>
        </draw:frame>
        <draw:frame draw:style-name="gr2" draw:layer="layout" svg:width="0.744cm" svg:height="1.064cm" svg:x="6.353cm" svg:y="7.07cm">
          <draw:text-box>
            <text:p>j</text:p>
          </draw:text-box>
        </draw:frame>
        <draw:frame draw:style-name="gr2" draw:layer="layout" svg:width="0.922cm" svg:height="1.064cm" svg:x="6.254cm" svg:y="7.77cm">
          <draw:text-box>
            <text:p>k</text:p>
          </draw:text-box>
        </draw:frame>
        <draw:frame draw:style-name="gr2" draw:layer="layout" svg:width="0.744cm" svg:height="1.064cm" svg:x="4.755cm" svg:y="8.27cm">
          <draw:text-box>
            <text:p>l</text:p>
          </draw:text-box>
        </draw:frame>
        <draw:frame draw:style-name="gr3" draw:layer="layout" svg:width="0.955cm" svg:height="1.064cm" svg:x="4.646cm" svg:y="1.67cm">
          <draw:text-box>
            <text:p>a</text:p>
          </draw:text-box>
        </draw:frame>
      </draw:page>
      <draw:page draw:name="page2" draw:style-name="dp1" draw:master-page-name="Default">
        <draw:frame draw:style-name="gr4" draw:layer="layout" svg:width="0.955cm" svg:height="1.064cm" svg:x="5.026cm" svg:y="1.982cm">
          <draw:text-box>
            <text:p>a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layer="layout" svg:width="1.696cm" svg:height="1.064cm" svg:x="2.427cm" svg:y="1.982cm">
          <draw:text-box>
            <text:p>root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5" draw:text-style-name="P1" draw:layer="layout" svg:x1="5.824cm" svg:y1="2.572cm" svg:x2="7.189cm" svg:y2="3.372cm">
          <text:p/>
        </draw:line>
        <draw:line draw:style-name="gr5" draw:text-style-name="P1" draw:layer="layout" svg:x1="5.824cm" svg:y1="2.572cm" svg:x2="7.189cm" svg:y2="4.172cm">
          <text:p/>
        </draw:line>
        <draw:line draw:style-name="gr5" draw:text-style-name="P1" draw:layer="layout" svg:x1="7.819cm" svg:y1="3.372cm" svg:x2="9.089cm" svg:y2="3.372cm">
          <text:p/>
        </draw:line>
        <draw:line draw:style-name="gr5" draw:text-style-name="P1" draw:layer="layout" svg:x1="3.919cm" svg:y1="2.572cm" svg:x2="5.189cm" svg:y2="4.972cm">
          <text:p/>
        </draw:line>
        <draw:line draw:style-name="gr5" draw:text-style-name="P1" draw:layer="layout" svg:x1="3.919cm" svg:y1="2.572cm" svg:x2="5.189cm" svg:y2="7.372cm">
          <text:p/>
        </draw:line>
        <draw:frame draw:style-name="gr4" draw:layer="layout" svg:width="0.782cm" svg:height="1.064cm" svg:x="5.027cm" svg:y="4.482cm">
          <draw:text-box>
            <text:p>f</text:p>
          </draw:text-box>
        </draw:frame>
        <draw:frame draw:style-name="gr4" draw:layer="layout" svg:width="0.744cm" svg:height="1.064cm" svg:x="5.027cm" svg:y="6.882cm">
          <draw:text-box>
            <text:p>l</text:p>
          </draw:text-box>
        </draw:frame>
        <draw:frame draw:style-name="gr4" draw:layer="layout" svg:width="0.955cm" svg:height="1.064cm" svg:x="7.027cm" svg:y="1.982cm">
          <draw:text-box>
            <text:p>b</text:p>
          </draw:text-box>
        </draw:frame>
        <draw:frame draw:style-name="gr4" draw:layer="layout" svg:width="0.922cm" svg:height="1.064cm" svg:x="7.028cm" svg:y="2.782cm">
          <draw:text-box>
            <text:p>c</text:p>
          </draw:text-box>
        </draw:frame>
        <draw:frame draw:style-name="gr4" draw:layer="layout" svg:width="0.955cm" svg:height="1.064cm" svg:x="7.029cm" svg:y="3.582cm">
          <draw:text-box>
            <text:p>e</text:p>
          </draw:text-box>
        </draw:frame>
        <draw:frame draw:style-name="gr4" draw:layer="layout" svg:width="0.955cm" svg:height="1.064cm" svg:x="7.03cm" svg:y="4.482cm">
          <draw:text-box>
            <text:p>g</text:p>
          </draw:text-box>
        </draw:frame>
        <draw:frame draw:style-name="gr4" draw:layer="layout" svg:width="0.744cm" svg:height="1.064cm" svg:x="7.031cm" svg:y="5.182cm">
          <draw:text-box>
            <text:p>j</text:p>
          </draw:text-box>
        </draw:frame>
        <draw:frame draw:style-name="gr4" draw:layer="layout" svg:width="0.922cm" svg:height="1.064cm" svg:x="7.032cm" svg:y="5.982cm">
          <draw:text-box>
            <text:p>k</text:p>
          </draw:text-box>
        </draw:frame>
        <draw:line draw:style-name="gr5" draw:text-style-name="P1" draw:layer="layout" svg:x1="7.919cm" svg:y1="5.072cm" svg:x2="9.189cm" svg:y2="5.072cm">
          <text:p/>
        </draw:line>
        <draw:line draw:style-name="gr5" draw:text-style-name="P1" draw:layer="layout" svg:x1="9.819cm" svg:y1="5.072cm" svg:x2="11.089cm" svg:y2="5.072cm">
          <text:p/>
        </draw:line>
        <draw:frame draw:style-name="gr4" draw:layer="layout" svg:width="0.955cm" svg:height="1.064cm" svg:x="9.031cm" svg:y="4.482cm">
          <draw:text-box>
            <text:p>h</text:p>
          </draw:text-box>
        </draw:frame>
        <draw:frame draw:style-name="gr4" draw:layer="layout" svg:width="0.955cm" svg:height="1.064cm" svg:x="9.028cm" svg:y="2.782cm">
          <draw:text-box>
            <text:p>d</text:p>
          </draw:text-box>
        </draw:frame>
        <draw:frame draw:style-name="gr4" draw:layer="layout" svg:width="0.744cm" svg:height="1.064cm" svg:x="10.932cm" svg:y="4.482cm">
          <draw:text-box>
            <text:p>i</text:p>
          </draw:text-box>
        </draw:frame>
        <draw:line draw:style-name="gr5" draw:text-style-name="P1" draw:layer="layout" svg:x1="5.824cm" svg:y1="5.112cm" svg:x2="7.094cm" svg:y2="5.112cm">
          <text:p/>
        </draw:line>
        <draw:line draw:style-name="gr5" draw:text-style-name="P1" draw:layer="layout" svg:x1="5.824cm" svg:y1="5.112cm" svg:x2="7.189cm" svg:y2="5.772cm">
          <text:p/>
        </draw:line>
        <draw:line draw:style-name="gr5" draw:text-style-name="P1" draw:layer="layout" svg:x1="5.824cm" svg:y1="5.112cm" svg:x2="7.189cm" svg:y2="6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olin MacDonald</meta:initial-creator>
    <meta:creation-date>2011-06-25T13:30:03</meta:creation-date>
    <dc:date>2011-06-25T14:00:48</dc:date>
    <dc:creator>Colin MacDonald</dc:creator>
    <meta:editing-duration>PT15M35S</meta:editing-duration>
    <meta:editing-cycles>6</meta:editing-cycles>
    <meta:generator>LibreOffice/3.3$Unix LibreOffice_project/330m19$Build-202</meta:generator>
    <meta:document-statistic meta:object-count="61"/>
  </office:meta>
</office:document-meta>
</file>